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4.168cm"/>
    </style:style>
    <style:style style:name="co2" style:family="table-column">
      <style:table-column-properties fo:break-before="auto" style:column-width="1.669cm"/>
    </style:style>
    <style:style style:name="co3" style:family="table-column">
      <style:table-column-properties fo:break-before="auto" style:column-width="1.644cm"/>
    </style:style>
    <style:style style:name="co4" style:family="table-column">
      <style:table-column-properties fo:break-before="auto" style:column-width="2.82cm"/>
    </style:style>
    <style:style style:name="co5" style:family="table-column">
      <style:table-column-properties fo:break-before="auto" style:column-width="2.06cm"/>
    </style:style>
    <style:style style:name="co6" style:family="table-column">
      <style:table-column-properties fo:break-before="auto" style:column-width="2.11cm"/>
    </style:style>
    <style:style style:name="co7" style:family="table-column">
      <style:table-column-properties fo:break-before="auto" style:column-width="2.233cm"/>
    </style:style>
    <style:style style:name="co8" style:family="table-column">
      <style:table-column-properties fo:break-before="auto" style:column-width="2.6cm"/>
    </style:style>
    <style:style style:name="co9" style:family="table-column">
      <style:table-column-properties fo:break-before="auto" style:column-width="3.244cm"/>
    </style:style>
    <style:style style:name="co10" style:family="table-column">
      <style:table-column-properties fo:break-before="auto" style:column-width="2.208cm"/>
    </style:style>
    <style:style style:name="co11" style:family="table-column">
      <style:table-column-properties fo:break-before="auto" style:column-width="3.212cm"/>
    </style:style>
    <style:style style:name="co12" style:family="table-column">
      <style:table-column-properties fo:break-before="auto" style:column-width="3.187cm"/>
    </style:style>
    <style:style style:name="co13" style:family="table-column">
      <style:table-column-properties fo:break-before="auto" style:column-width="2.258cm"/>
    </style:style>
    <style:style style:name="co14" style:family="table-column">
      <style:table-column-properties fo:break-before="auto" style:column-width="2.28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2"/>
    <style:style style:name="ce3" style:family="table-cell" style:parent-style-name="Default" style:data-style-name="N107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1"/>
        <table:table-column table:style-name="co7" table:default-cell-style-name="ce3"/>
        <table:table-column table:style-name="co10" table:default-cell-style-name="ce3"/>
        <table:table-column table:style-name="co7" table:default-cell-style-name="ce3"/>
        <table:table-column table:style-name="co11" table:default-cell-style-name="ce3"/>
        <table:table-column table:style-name="co12" table:default-cell-style-name="ce3"/>
        <table:table-column table:style-name="co11" table:default-cell-style-name="ce3"/>
        <table:table-column table:style-name="co13" table:default-cell-style-name="Default"/>
        <table:table-column table:style-name="co14" table:default-cell-style-name="Default"/>
        <table:table-row table:style-name="ro1">
          <table:table-cell/>
          <table:table-cell office:value-type="string" calcext:value-type="string">
            <text:p>Pixels-H</text:p>
          </table:table-cell>
          <table:table-cell office:value-type="string" calcext:value-type="string">
            <text:p>Pixels-V</text:p>
          </table:table-cell>
          <table:table-cell office:value-type="string" calcext:value-type="string">
            <text:p>Pixel-size (mm)</text:p>
          </table:table-cell>
          <table:table-cell office:value-type="string" calcext:value-type="string">
            <text:p>Megapixels</text:p>
          </table:table-cell>
          <table:table-cell office:value-type="string" calcext:value-type="string">
            <text:p>Width (mm)</text:p>
          </table:table-cell>
          <table:table-cell office:value-type="string" calcext:value-type="string">
            <text:p>Height (mm)</text:p>
          </table:table-cell>
          <table:table-cell office:value-type="string" calcext:value-type="string">
            <text:p>Diagonal (mm)</text:p>
          </table:table-cell>
          <table:table-cell office:value-type="string" calcext:value-type="string">
            <text:p>Focal length (mm)</text:p>
          </table:table-cell>
          <table:table-cell office:value-type="string" calcext:value-type="string">
            <text:p>FoV-H (deg)</text:p>
          </table:table-cell>
          <table:table-cell office:value-type="string" calcext:value-type="string">
            <text:p>FoV-V (deg)</text:p>
          </table:table-cell>
          <table:table-cell office:value-type="string" calcext:value-type="string">
            <text:p>FoV-D (deg)</text:p>
          </table:table-cell>
          <table:table-cell office:value-type="string" calcext:value-type="string">
            <text:p>FoV-H at 1m (mm)</text:p>
          </table:table-cell>
          <table:table-cell office:value-type="string" calcext:value-type="string">
            <text:p>FoV-V at 1m (mm)</text:p>
          </table:table-cell>
          <table:table-cell office:value-type="string" calcext:value-type="string">
            <text:p>FoV-D at 1m (mm)</text:p>
          </table:table-cell>
          <table:table-cell table:number-columns-repeated="2"/>
        </table:table-row>
        <table:table-row table:style-name="ro1">
          <table:table-cell table:number-columns-repeated="17"/>
        </table:table-row>
        <table:table-row table:style-name="ro1">
          <table:table-cell table:style-name="ce1" office:value-type="string" calcext:value-type="string">
            <text:p>Template</text:p>
          </table:table-cell>
          <table:table-cell office:value-type="float" office:value="1920" calcext:value-type="float">
            <text:p>1920</text:p>
          </table:table-cell>
          <table:table-cell office:value-type="float" office:value="1080" calcext:value-type="float">
            <text:p>1080</text:p>
          </table:table-cell>
          <table:table-cell office:value-type="float" office:value="0.003" calcext:value-type="float">
            <text:p>0,003</text:p>
          </table:table-cell>
          <table:table-cell table:formula="of:=[.B3]*[.C3]/1000000" office:value-type="float" office:value="2.0736" calcext:value-type="float">
            <text:p>2,07</text:p>
          </table:table-cell>
          <table:table-cell table:formula="of:=[.B3]*[.D3]" office:value-type="float" office:value="5.76" calcext:value-type="float">
            <text:p>5,76</text:p>
          </table:table-cell>
          <table:table-cell table:formula="of:=[.C3]*[.D3]" office:value-type="float" office:value="3.24" calcext:value-type="float">
            <text:p>3,24</text:p>
          </table:table-cell>
          <table:table-cell table:formula="of:=SQRT([.F3]*[.F3]+[.G3]*[.G3])" office:value-type="float" office:value="6.6087215102469" calcext:value-type="float">
            <text:p>6,61</text:p>
          </table:table-cell>
          <table:table-cell office:value-type="float" office:value="8" calcext:value-type="float">
            <text:p>8</text:p>
          </table:table-cell>
          <table:table-cell table:formula="of:=2*DEGREES(ATAN([.F3]/2/[.I3]))" office:value-type="float" office:value="39.5977527090499" calcext:value-type="float">
            <text:p>39,6</text:p>
          </table:table-cell>
          <table:table-cell table:formula="of:=2*DEGREES(ATAN([.G3]/2/[.I3]))" office:value-type="float" office:value="22.8951925273712" calcext:value-type="float">
            <text:p>22,9</text:p>
          </table:table-cell>
          <table:table-cell table:formula="of:=2*DEGREES(ATAN([.H3]/2/[.I3]))" office:value-type="float" office:value="44.8856649348625" calcext:value-type="float">
            <text:p>44,9</text:p>
          </table:table-cell>
          <table:table-cell table:formula="of:=1000/[.I3]*[.F3]" office:value-type="float" office:value="720" calcext:value-type="float">
            <text:p>720,0</text:p>
          </table:table-cell>
          <table:table-cell table:formula="of:=1000/[.I3]*[.G3]" office:value-type="float" office:value="405" calcext:value-type="float">
            <text:p>405,0</text:p>
          </table:table-cell>
          <table:table-cell table:formula="of:=1000/[.I3]*[.H3]" office:value-type="float" office:value="826.090188780863" calcext:value-type="float">
            <text:p>826,1</text:p>
          </table:table-cell>
          <table:table-cell table:number-columns-repeated="2"/>
        </table:table-row>
        <table:table-row table:style-name="ro1">
          <table:table-cell table:number-columns-repeated="17"/>
        </table:table-row>
        <table:table-row table:style-name="ro1">
          <table:table-cell table:style-name="ce1" office:value-type="string" calcext:value-type="string">
            <text:p>RPi GS <text:s/>camera: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imx296</text:p>
          </table:table-cell>
          <table:table-cell office:value-type="float" office:value="1456" calcext:value-type="float">
            <text:p>1456</text:p>
          </table:table-cell>
          <table:table-cell office:value-type="float" office:value="1088" calcext:value-type="float">
            <text:p>1088</text:p>
          </table:table-cell>
          <table:table-cell office:value-type="float" office:value="0.00345" calcext:value-type="float">
            <text:p>0,00345</text:p>
          </table:table-cell>
          <table:table-cell table:formula="of:=[.B6]*[.C6]/1000000" office:value-type="float" office:value="1.584128" calcext:value-type="float">
            <text:p>1,58</text:p>
          </table:table-cell>
          <table:table-cell table:formula="of:=[.B6]*[.D6]" office:value-type="float" office:value="5.0232" calcext:value-type="float">
            <text:p>5,02</text:p>
          </table:table-cell>
          <table:table-cell table:formula="of:=[.C6]*[.D6]" office:value-type="float" office:value="3.7536" calcext:value-type="float">
            <text:p>3,75</text:p>
          </table:table-cell>
          <table:table-cell table:formula="of:=SQRT([.F6]*[.F6]+[.G6]*[.G6])" office:value-type="float" office:value="6.27072971830233" calcext:value-type="float">
            <text:p>6,27</text:p>
          </table:table-cell>
          <table:table-cell office:value-type="float" office:value="2" calcext:value-type="float">
            <text:p>2</text:p>
          </table:table-cell>
          <table:table-cell table:formula="of:=2*DEGREES(ATAN([.F6]/2/[.I6]))" office:value-type="float" office:value="102.939019512356" calcext:value-type="float">
            <text:p>102,9</text:p>
          </table:table-cell>
          <table:table-cell table:formula="of:=2*DEGREES(ATAN([.G6]/2/[.I6]))" office:value-type="float" office:value="86.3596444209263" calcext:value-type="float">
            <text:p>86,4</text:p>
          </table:table-cell>
          <table:table-cell table:formula="of:=2*DEGREES(ATAN([.H6]/2/[.I6]))" office:value-type="float" office:value="114.933672600694" calcext:value-type="float">
            <text:p>114,9</text:p>
          </table:table-cell>
          <table:table-cell table:formula="of:=1000/[.I6]*[.F6]" office:value-type="float" office:value="2511.6" calcext:value-type="float">
            <text:p>2511,6</text:p>
          </table:table-cell>
          <table:table-cell table:formula="of:=1000/[.I6]*[.G6]" office:value-type="float" office:value="1876.8" calcext:value-type="float">
            <text:p>1876,8</text:p>
          </table:table-cell>
          <table:table-cell table:formula="of:=1000/[.I6]*[.H6]" office:value-type="float" office:value="3135.36485915116" calcext:value-type="float">
            <text:p>3135,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x296</text:p>
          </table:table-cell>
          <table:table-cell office:value-type="float" office:value="1456" calcext:value-type="float">
            <text:p>1456</text:p>
          </table:table-cell>
          <table:table-cell office:value-type="float" office:value="1088" calcext:value-type="float">
            <text:p>1088</text:p>
          </table:table-cell>
          <table:table-cell office:value-type="float" office:value="0.00345" calcext:value-type="float">
            <text:p>0,00345</text:p>
          </table:table-cell>
          <table:table-cell table:formula="of:=[.B7]*[.C7]/1000000" office:value-type="float" office:value="1.584128" calcext:value-type="float">
            <text:p>1,58</text:p>
          </table:table-cell>
          <table:table-cell table:formula="of:=[.B7]*[.D7]" office:value-type="float" office:value="5.0232" calcext:value-type="float">
            <text:p>5,02</text:p>
          </table:table-cell>
          <table:table-cell table:formula="of:=[.C7]*[.D7]" office:value-type="float" office:value="3.7536" calcext:value-type="float">
            <text:p>3,75</text:p>
          </table:table-cell>
          <table:table-cell table:formula="of:=SQRT([.F7]*[.F7]+[.G7]*[.G7])" office:value-type="float" office:value="6.27072971830233" calcext:value-type="float">
            <text:p>6,27</text:p>
          </table:table-cell>
          <table:table-cell office:value-type="float" office:value="6" calcext:value-type="float">
            <text:p>6</text:p>
          </table:table-cell>
          <table:table-cell table:formula="of:=2*DEGREES(ATAN([.F7]/2/[.I7]))" office:value-type="float" office:value="45.4283711908995" calcext:value-type="float">
            <text:p>45,4</text:p>
          </table:table-cell>
          <table:table-cell table:formula="of:=2*DEGREES(ATAN([.G7]/2/[.I7]))" office:value-type="float" office:value="34.7393655711808" calcext:value-type="float">
            <text:p>34,7</text:p>
          </table:table-cell>
          <table:table-cell table:formula="of:=2*DEGREES(ATAN([.H7]/2/[.I7]))" office:value-type="float" office:value="55.1796091053477" calcext:value-type="float">
            <text:p>55,2</text:p>
          </table:table-cell>
          <table:table-cell table:formula="of:=1000/[.I7]*[.F7]" office:value-type="float" office:value="837.2" calcext:value-type="float">
            <text:p>837,2</text:p>
          </table:table-cell>
          <table:table-cell table:formula="of:=1000/[.I7]*[.G7]" office:value-type="float" office:value="625.6" calcext:value-type="float">
            <text:p>625,6</text:p>
          </table:table-cell>
          <table:table-cell table:formula="of:=1000/[.I7]*[.H7]" office:value-type="float" office:value="1045.12161971705" calcext:value-type="float">
            <text:p>1045,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x296</text:p>
          </table:table-cell>
          <table:table-cell office:value-type="float" office:value="1456" calcext:value-type="float">
            <text:p>1456</text:p>
          </table:table-cell>
          <table:table-cell office:value-type="float" office:value="1088" calcext:value-type="float">
            <text:p>1088</text:p>
          </table:table-cell>
          <table:table-cell office:value-type="float" office:value="0.00345" calcext:value-type="float">
            <text:p>0,00345</text:p>
          </table:table-cell>
          <table:table-cell table:formula="of:=[.B8]*[.C8]/1000000" office:value-type="float" office:value="1.584128" calcext:value-type="float">
            <text:p>1,58</text:p>
          </table:table-cell>
          <table:table-cell table:formula="of:=[.B8]*[.D8]" office:value-type="float" office:value="5.0232" calcext:value-type="float">
            <text:p>5,02</text:p>
          </table:table-cell>
          <table:table-cell table:formula="of:=[.C8]*[.D8]" office:value-type="float" office:value="3.7536" calcext:value-type="float">
            <text:p>3,75</text:p>
          </table:table-cell>
          <table:table-cell table:formula="of:=SQRT([.F8]*[.F8]+[.G8]*[.G8])" office:value-type="float" office:value="6.27072971830233" calcext:value-type="float">
            <text:p>6,27</text:p>
          </table:table-cell>
          <table:table-cell office:value-type="float" office:value="8" calcext:value-type="float">
            <text:p>8</text:p>
          </table:table-cell>
          <table:table-cell table:formula="of:=2*DEGREES(ATAN([.F8]/2/[.I8]))" office:value-type="float" office:value="34.8593617626993" calcext:value-type="float">
            <text:p>34,9</text:p>
          </table:table-cell>
          <table:table-cell table:formula="of:=2*DEGREES(ATAN([.G8]/2/[.I8]))" office:value-type="float" office:value="26.4056607440861" calcext:value-type="float">
            <text:p>26,4</text:p>
          </table:table-cell>
          <table:table-cell table:formula="of:=2*DEGREES(ATAN([.H8]/2/[.I8]))" office:value-type="float" office:value="42.8024727097406" calcext:value-type="float">
            <text:p>42,8</text:p>
          </table:table-cell>
          <table:table-cell table:formula="of:=1000/[.I8]*[.F8]" office:value-type="float" office:value="627.9" calcext:value-type="float">
            <text:p>627,9</text:p>
          </table:table-cell>
          <table:table-cell table:formula="of:=1000/[.I8]*[.G8]" office:value-type="float" office:value="469.2" calcext:value-type="float">
            <text:p>469,2</text:p>
          </table:table-cell>
          <table:table-cell table:formula="of:=1000/[.I8]*[.H8]" office:value-type="float" office:value="783.841214787791" calcext:value-type="float">
            <text:p>783,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x296</text:p>
          </table:table-cell>
          <table:table-cell office:value-type="float" office:value="1456" calcext:value-type="float">
            <text:p>1456</text:p>
          </table:table-cell>
          <table:table-cell office:value-type="float" office:value="1088" calcext:value-type="float">
            <text:p>1088</text:p>
          </table:table-cell>
          <table:table-cell office:value-type="float" office:value="0.00345" calcext:value-type="float">
            <text:p>0,00345</text:p>
          </table:table-cell>
          <table:table-cell table:formula="of:=[.B9]*[.C9]/1000000" office:value-type="float" office:value="1.584128" calcext:value-type="float">
            <text:p>1,58</text:p>
          </table:table-cell>
          <table:table-cell table:formula="of:=[.B9]*[.D9]" office:value-type="float" office:value="5.0232" calcext:value-type="float">
            <text:p>5,02</text:p>
          </table:table-cell>
          <table:table-cell table:formula="of:=[.C9]*[.D9]" office:value-type="float" office:value="3.7536" calcext:value-type="float">
            <text:p>3,75</text:p>
          </table:table-cell>
          <table:table-cell table:formula="of:=SQRT([.F9]*[.F9]+[.G9]*[.G9])" office:value-type="float" office:value="6.27072971830233" calcext:value-type="float">
            <text:p>6,27</text:p>
          </table:table-cell>
          <table:table-cell office:value-type="float" office:value="12" calcext:value-type="float">
            <text:p>12</text:p>
          </table:table-cell>
          <table:table-cell table:formula="of:=2*DEGREES(ATAN([.F9]/2/[.I9]))" office:value-type="float" office:value="23.6427213734769" calcext:value-type="float">
            <text:p>23,6</text:p>
          </table:table-cell>
          <table:table-cell table:formula="of:=2*DEGREES(ATAN([.G9]/2/[.I9]))" office:value-type="float" office:value="17.778097005189" calcext:value-type="float">
            <text:p>17,8</text:p>
          </table:table-cell>
          <table:table-cell table:formula="of:=2*DEGREES(ATAN([.H9]/2/[.I9]))" office:value-type="float" office:value="29.2858226066409" calcext:value-type="float">
            <text:p>29,3</text:p>
          </table:table-cell>
          <table:table-cell table:formula="of:=1000/[.I9]*[.F9]" office:value-type="float" office:value="418.6" calcext:value-type="float">
            <text:p>418,6</text:p>
          </table:table-cell>
          <table:table-cell table:formula="of:=1000/[.I9]*[.G9]" office:value-type="float" office:value="312.8" calcext:value-type="float">
            <text:p>312,8</text:p>
          </table:table-cell>
          <table:table-cell table:formula="of:=1000/[.I9]*[.H9]" office:value-type="float" office:value="522.560809858527" calcext:value-type="float">
            <text:p>522,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x296</text:p>
          </table:table-cell>
          <table:table-cell office:value-type="float" office:value="1456" calcext:value-type="float">
            <text:p>1456</text:p>
          </table:table-cell>
          <table:table-cell office:value-type="float" office:value="1088" calcext:value-type="float">
            <text:p>1088</text:p>
          </table:table-cell>
          <table:table-cell office:value-type="float" office:value="0.00345" calcext:value-type="float">
            <text:p>0,00345</text:p>
          </table:table-cell>
          <table:table-cell table:formula="of:=[.B10]*[.C10]/1000000" office:value-type="float" office:value="1.584128" calcext:value-type="float">
            <text:p>1,58</text:p>
          </table:table-cell>
          <table:table-cell table:formula="of:=[.B10]*[.D10]" office:value-type="float" office:value="5.0232" calcext:value-type="float">
            <text:p>5,02</text:p>
          </table:table-cell>
          <table:table-cell table:formula="of:=[.C10]*[.D10]" office:value-type="float" office:value="3.7536" calcext:value-type="float">
            <text:p>3,75</text:p>
          </table:table-cell>
          <table:table-cell table:formula="of:=SQRT([.F10]*[.F10]+[.G10]*[.G10])" office:value-type="float" office:value="6.27072971830233" calcext:value-type="float">
            <text:p>6,27</text:p>
          </table:table-cell>
          <table:table-cell office:value-type="float" office:value="25" calcext:value-type="float">
            <text:p>25</text:p>
          </table:table-cell>
          <table:table-cell table:formula="of:=2*DEGREES(ATAN([.F10]/2/[.I10]))" office:value-type="float" office:value="11.4738278958673" calcext:value-type="float">
            <text:p>11,5</text:p>
          </table:table-cell>
          <table:table-cell table:formula="of:=2*DEGREES(ATAN([.G10]/2/[.I10]))" office:value-type="float" office:value="8.58651105583024" calcext:value-type="float">
            <text:p>8,6</text:p>
          </table:table-cell>
          <table:table-cell table:formula="of:=2*DEGREES(ATAN([.H10]/2/[.I10]))" office:value-type="float" office:value="14.2968084152302" calcext:value-type="float">
            <text:p>14,3</text:p>
          </table:table-cell>
          <table:table-cell table:formula="of:=1000/[.I10]*[.F10]" office:value-type="float" office:value="200.928" calcext:value-type="float">
            <text:p>200,9</text:p>
          </table:table-cell>
          <table:table-cell table:formula="of:=1000/[.I10]*[.G10]" office:value-type="float" office:value="150.144" calcext:value-type="float">
            <text:p>150,1</text:p>
          </table:table-cell>
          <table:table-cell table:formula="of:=1000/[.I10]*[.H10]" office:value-type="float" office:value="250.829188732093" calcext:value-type="float">
            <text:p>250,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x296</text:p>
          </table:table-cell>
          <table:table-cell office:value-type="float" office:value="1456" calcext:value-type="float">
            <text:p>1456</text:p>
          </table:table-cell>
          <table:table-cell office:value-type="float" office:value="1088" calcext:value-type="float">
            <text:p>1088</text:p>
          </table:table-cell>
          <table:table-cell office:value-type="float" office:value="0.00345" calcext:value-type="float">
            <text:p>0,00345</text:p>
          </table:table-cell>
          <table:table-cell table:formula="of:=[.B11]*[.C11]/1000000" office:value-type="float" office:value="1.584128" calcext:value-type="float">
            <text:p>1,58</text:p>
          </table:table-cell>
          <table:table-cell table:formula="of:=[.B11]*[.D11]" office:value-type="float" office:value="5.0232" calcext:value-type="float">
            <text:p>5,02</text:p>
          </table:table-cell>
          <table:table-cell table:formula="of:=[.C11]*[.D11]" office:value-type="float" office:value="3.7536" calcext:value-type="float">
            <text:p>3,75</text:p>
          </table:table-cell>
          <table:table-cell table:formula="of:=SQRT([.F11]*[.F11]+[.G11]*[.G11])" office:value-type="float" office:value="6.27072971830233" calcext:value-type="float">
            <text:p>6,27</text:p>
          </table:table-cell>
          <table:table-cell office:value-type="float" office:value="50" calcext:value-type="float">
            <text:p>50</text:p>
          </table:table-cell>
          <table:table-cell table:formula="of:=2*DEGREES(ATAN([.F11]/2/[.I11]))" office:value-type="float" office:value="5.75132908923426" calcext:value-type="float">
            <text:p>5,8</text:p>
          </table:table-cell>
          <table:table-cell table:formula="of:=2*DEGREES(ATAN([.G11]/2/[.I11]))" office:value-type="float" office:value="4.29929035411547" calcext:value-type="float">
            <text:p>4,3</text:p>
          </table:table-cell>
          <table:table-cell table:formula="of:=2*DEGREES(ATAN([.H11]/2/[.I11]))" office:value-type="float" office:value="7.17633052168215" calcext:value-type="float">
            <text:p>7,2</text:p>
          </table:table-cell>
          <table:table-cell table:formula="of:=1000/[.I11]*[.F11]" office:value-type="float" office:value="100.464" calcext:value-type="float">
            <text:p>100,5</text:p>
          </table:table-cell>
          <table:table-cell table:formula="of:=1000/[.I11]*[.G11]" office:value-type="float" office:value="75.072" calcext:value-type="float">
            <text:p>75,1</text:p>
          </table:table-cell>
          <table:table-cell table:formula="of:=1000/[.I11]*[.H11]" office:value-type="float" office:value="125.414594366047" calcext:value-type="float">
            <text:p>125,4</text:p>
          </table:table-cell>
          <table:table-cell table:number-columns-repeated="2"/>
        </table:table-row>
        <table:table-row table:style-name="ro1">
          <table:table-cell table:number-columns-repeated="17"/>
        </table:table-row>
        <table:table-row table:style-name="ro1">
          <table:table-cell table:style-name="ce1" office:value-type="string" calcext:value-type="string">
            <text:p>Supported GS <text:s/>camera: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ov9281</text:p>
          </table:table-cell>
          <table:table-cell office:value-type="float" office:value="1280" calcext:value-type="float">
            <text:p>1280</text:p>
          </table:table-cell>
          <table:table-cell office:value-type="float" office:value="800" calcext:value-type="float">
            <text:p>800</text:p>
          </table:table-cell>
          <table:table-cell office:value-type="float" office:value="0.003" calcext:value-type="float">
            <text:p>0,003</text:p>
          </table:table-cell>
          <table:table-cell table:formula="of:=[.B14]*[.C14]/1000000" office:value-type="float" office:value="1.024" calcext:value-type="float">
            <text:p>1,02</text:p>
          </table:table-cell>
          <table:table-cell table:formula="of:=[.B14]*[.D14]" office:value-type="float" office:value="3.84" calcext:value-type="float">
            <text:p>3,84</text:p>
          </table:table-cell>
          <table:table-cell table:formula="of:=[.C14]*[.D14]" office:value-type="float" office:value="2.4" calcext:value-type="float">
            <text:p>2,40</text:p>
          </table:table-cell>
          <table:table-cell table:formula="of:=SQRT([.F14]*[.F14]+[.G14]*[.G14])" office:value-type="float" office:value="4.52831094338717" calcext:value-type="float">
            <text:p>4,53</text:p>
          </table:table-cell>
          <table:table-cell office:value-type="float" office:value="2" calcext:value-type="float">
            <text:p>2</text:p>
          </table:table-cell>
          <table:table-cell table:formula="of:=2*DEGREES(ATAN([.F14]/2/[.I14]))" office:value-type="float" office:value="87.6617213441852" calcext:value-type="float">
            <text:p>87,7</text:p>
          </table:table-cell>
          <table:table-cell table:formula="of:=2*DEGREES(ATAN([.G14]/2/[.I14]))" office:value-type="float" office:value="61.927513064147" calcext:value-type="float">
            <text:p>61,9</text:p>
          </table:table-cell>
          <table:table-cell table:formula="of:=2*DEGREES(ATAN([.H14]/2/[.I14]))" office:value-type="float" office:value="97.0896466263978" calcext:value-type="float">
            <text:p>97,1</text:p>
          </table:table-cell>
          <table:table-cell table:formula="of:=1000/[.I14]*[.F14]" office:value-type="float" office:value="1920" calcext:value-type="float">
            <text:p>1920,0</text:p>
          </table:table-cell>
          <table:table-cell table:formula="of:=1000/[.I14]*[.G14]" office:value-type="float" office:value="1200" calcext:value-type="float">
            <text:p>1200,0</text:p>
          </table:table-cell>
          <table:table-cell table:formula="of:=1000/[.I14]*[.H14]" office:value-type="float" office:value="2264.15547169359" calcext:value-type="float">
            <text:p>2264,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v9281</text:p>
          </table:table-cell>
          <table:table-cell office:value-type="float" office:value="1280" calcext:value-type="float">
            <text:p>1280</text:p>
          </table:table-cell>
          <table:table-cell office:value-type="float" office:value="800" calcext:value-type="float">
            <text:p>800</text:p>
          </table:table-cell>
          <table:table-cell office:value-type="float" office:value="0.003" calcext:value-type="float">
            <text:p>0,003</text:p>
          </table:table-cell>
          <table:table-cell table:formula="of:=[.B15]*[.C15]/1000000" office:value-type="float" office:value="1.024" calcext:value-type="float">
            <text:p>1,02</text:p>
          </table:table-cell>
          <table:table-cell table:formula="of:=[.B15]*[.D15]" office:value-type="float" office:value="3.84" calcext:value-type="float">
            <text:p>3,84</text:p>
          </table:table-cell>
          <table:table-cell table:formula="of:=[.C15]*[.D15]" office:value-type="float" office:value="2.4" calcext:value-type="float">
            <text:p>2,40</text:p>
          </table:table-cell>
          <table:table-cell table:formula="of:=SQRT([.F15]*[.F15]+[.G15]*[.G15])" office:value-type="float" office:value="4.52831094338717" calcext:value-type="float">
            <text:p>4,53</text:p>
          </table:table-cell>
          <table:table-cell office:value-type="float" office:value="6" calcext:value-type="float">
            <text:p>6</text:p>
          </table:table-cell>
          <table:table-cell table:formula="of:=2*DEGREES(ATAN([.F15]/2/[.I15]))" office:value-type="float" office:value="35.4893432501139" calcext:value-type="float">
            <text:p>35,5</text:p>
          </table:table-cell>
          <table:table-cell table:formula="of:=2*DEGREES(ATAN([.G15]/2/[.I15]))" office:value-type="float" office:value="22.6198649480404" calcext:value-type="float">
            <text:p>22,6</text:p>
          </table:table-cell>
          <table:table-cell table:formula="of:=2*DEGREES(ATAN([.H15]/2/[.I15]))" office:value-type="float" office:value="41.3489252256436" calcext:value-type="float">
            <text:p>41,3</text:p>
          </table:table-cell>
          <table:table-cell table:formula="of:=1000/[.I15]*[.F15]" office:value-type="float" office:value="640" calcext:value-type="float">
            <text:p>640,0</text:p>
          </table:table-cell>
          <table:table-cell table:formula="of:=1000/[.I15]*[.G15]" office:value-type="float" office:value="400" calcext:value-type="float">
            <text:p>400,0</text:p>
          </table:table-cell>
          <table:table-cell table:formula="of:=1000/[.I15]*[.H15]" office:value-type="float" office:value="754.718490564528" calcext:value-type="float">
            <text:p>754,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v9281</text:p>
          </table:table-cell>
          <table:table-cell office:value-type="float" office:value="1280" calcext:value-type="float">
            <text:p>1280</text:p>
          </table:table-cell>
          <table:table-cell office:value-type="float" office:value="800" calcext:value-type="float">
            <text:p>800</text:p>
          </table:table-cell>
          <table:table-cell office:value-type="float" office:value="0.003" calcext:value-type="float">
            <text:p>0,003</text:p>
          </table:table-cell>
          <table:table-cell table:formula="of:=[.B16]*[.C16]/1000000" office:value-type="float" office:value="1.024" calcext:value-type="float">
            <text:p>1,02</text:p>
          </table:table-cell>
          <table:table-cell table:formula="of:=[.B16]*[.D16]" office:value-type="float" office:value="3.84" calcext:value-type="float">
            <text:p>3,84</text:p>
          </table:table-cell>
          <table:table-cell table:formula="of:=[.C16]*[.D16]" office:value-type="float" office:value="2.4" calcext:value-type="float">
            <text:p>2,40</text:p>
          </table:table-cell>
          <table:table-cell table:formula="of:=SQRT([.F16]*[.F16]+[.G16]*[.G16])" office:value-type="float" office:value="4.52831094338717" calcext:value-type="float">
            <text:p>4,53</text:p>
          </table:table-cell>
          <table:table-cell office:value-type="float" office:value="8" calcext:value-type="float">
            <text:p>8</text:p>
          </table:table-cell>
          <table:table-cell table:formula="of:=2*DEGREES(ATAN([.F16]/2/[.I16]))" office:value-type="float" office:value="26.9914665615916" calcext:value-type="float">
            <text:p>27,0</text:p>
          </table:table-cell>
          <table:table-cell table:formula="of:=2*DEGREES(ATAN([.G16]/2/[.I16]))" office:value-type="float" office:value="17.0615312198963" calcext:value-type="float">
            <text:p>17,1</text:p>
          </table:table-cell>
          <table:table-cell table:formula="of:=2*DEGREES(ATAN([.H16]/2/[.I16]))" office:value-type="float" office:value="31.6050879607285" calcext:value-type="float">
            <text:p>31,6</text:p>
          </table:table-cell>
          <table:table-cell table:formula="of:=1000/[.I16]*[.F16]" office:value-type="float" office:value="480" calcext:value-type="float">
            <text:p>480,0</text:p>
          </table:table-cell>
          <table:table-cell table:formula="of:=1000/[.I16]*[.G16]" office:value-type="float" office:value="300" calcext:value-type="float">
            <text:p>300,0</text:p>
          </table:table-cell>
          <table:table-cell table:formula="of:=1000/[.I16]*[.H16]" office:value-type="float" office:value="566.038867923396" calcext:value-type="float">
            <text:p>566,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v9281</text:p>
          </table:table-cell>
          <table:table-cell office:value-type="float" office:value="1280" calcext:value-type="float">
            <text:p>1280</text:p>
          </table:table-cell>
          <table:table-cell office:value-type="float" office:value="800" calcext:value-type="float">
            <text:p>800</text:p>
          </table:table-cell>
          <table:table-cell office:value-type="float" office:value="0.003" calcext:value-type="float">
            <text:p>0,003</text:p>
          </table:table-cell>
          <table:table-cell table:formula="of:=[.B17]*[.C17]/1000000" office:value-type="float" office:value="1.024" calcext:value-type="float">
            <text:p>1,02</text:p>
          </table:table-cell>
          <table:table-cell table:formula="of:=[.B17]*[.D17]" office:value-type="float" office:value="3.84" calcext:value-type="float">
            <text:p>3,84</text:p>
          </table:table-cell>
          <table:table-cell table:formula="of:=[.C17]*[.D17]" office:value-type="float" office:value="2.4" calcext:value-type="float">
            <text:p>2,40</text:p>
          </table:table-cell>
          <table:table-cell table:formula="of:=SQRT([.F17]*[.F17]+[.G17]*[.G17])" office:value-type="float" office:value="4.52831094338717" calcext:value-type="float">
            <text:p>4,53</text:p>
          </table:table-cell>
          <table:table-cell office:value-type="float" office:value="12" calcext:value-type="float">
            <text:p>12</text:p>
          </table:table-cell>
          <table:table-cell table:formula="of:=2*DEGREES(ATAN([.F17]/2/[.I17]))" office:value-type="float" office:value="18.1805538416446" calcext:value-type="float">
            <text:p>18,2</text:p>
          </table:table-cell>
          <table:table-cell table:formula="of:=2*DEGREES(ATAN([.G17]/2/[.I17]))" office:value-type="float" office:value="11.4211862749993" calcext:value-type="float">
            <text:p>11,4</text:p>
          </table:table-cell>
          <table:table-cell table:formula="of:=2*DEGREES(ATAN([.H17]/2/[.I17]))" office:value-type="float" office:value="21.369866555565" calcext:value-type="float">
            <text:p>21,4</text:p>
          </table:table-cell>
          <table:table-cell table:formula="of:=1000/[.I17]*[.F17]" office:value-type="float" office:value="320" calcext:value-type="float">
            <text:p>320,0</text:p>
          </table:table-cell>
          <table:table-cell table:formula="of:=1000/[.I17]*[.G17]" office:value-type="float" office:value="200" calcext:value-type="float">
            <text:p>200,0</text:p>
          </table:table-cell>
          <table:table-cell table:formula="of:=1000/[.I17]*[.H17]" office:value-type="float" office:value="377.359245282264" calcext:value-type="float">
            <text:p>377,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v9281</text:p>
          </table:table-cell>
          <table:table-cell office:value-type="float" office:value="1280" calcext:value-type="float">
            <text:p>1280</text:p>
          </table:table-cell>
          <table:table-cell office:value-type="float" office:value="800" calcext:value-type="float">
            <text:p>800</text:p>
          </table:table-cell>
          <table:table-cell office:value-type="float" office:value="0.003" calcext:value-type="float">
            <text:p>0,003</text:p>
          </table:table-cell>
          <table:table-cell table:formula="of:=[.B18]*[.C18]/1000000" office:value-type="float" office:value="1.024" calcext:value-type="float">
            <text:p>1,02</text:p>
          </table:table-cell>
          <table:table-cell table:formula="of:=[.B18]*[.D18]" office:value-type="float" office:value="3.84" calcext:value-type="float">
            <text:p>3,84</text:p>
          </table:table-cell>
          <table:table-cell table:formula="of:=[.C18]*[.D18]" office:value-type="float" office:value="2.4" calcext:value-type="float">
            <text:p>2,40</text:p>
          </table:table-cell>
          <table:table-cell table:formula="of:=SQRT([.F18]*[.F18]+[.G18]*[.G18])" office:value-type="float" office:value="4.52831094338717" calcext:value-type="float">
            <text:p>4,53</text:p>
          </table:table-cell>
          <table:table-cell office:value-type="float" office:value="25" calcext:value-type="float">
            <text:p>25</text:p>
          </table:table-cell>
          <table:table-cell table:formula="of:=2*DEGREES(ATAN([.F18]/2/[.I18]))" office:value-type="float" office:value="8.78338996382022" calcext:value-type="float">
            <text:p>8,8</text:p>
          </table:table-cell>
          <table:table-cell table:formula="of:=2*DEGREES(ATAN([.G18]/2/[.I18]))" office:value-type="float" office:value="5.4961763601075" calcext:value-type="float">
            <text:p>5,5</text:p>
          </table:table-cell>
          <table:table-cell table:formula="of:=2*DEGREES(ATAN([.H18]/2/[.I18]))" office:value-type="float" office:value="10.3498884216425" calcext:value-type="float">
            <text:p>10,3</text:p>
          </table:table-cell>
          <table:table-cell table:formula="of:=1000/[.I18]*[.F18]" office:value-type="float" office:value="153.6" calcext:value-type="float">
            <text:p>153,6</text:p>
          </table:table-cell>
          <table:table-cell table:formula="of:=1000/[.I18]*[.G18]" office:value-type="float" office:value="96" calcext:value-type="float">
            <text:p>96,0</text:p>
          </table:table-cell>
          <table:table-cell table:formula="of:=1000/[.I18]*[.H18]" office:value-type="float" office:value="181.132437735487" calcext:value-type="float">
            <text:p>181,1</text:p>
          </table:table-cell>
          <table:table-cell table:number-columns-repeated="2"/>
        </table:table-row>
        <table:table-row table:style-name="ro1">
          <table:table-cell table:number-columns-repeated="17"/>
        </table:table-row>
        <table:table-row table:style-name="ro1">
          <table:table-cell table:style-name="ce1" office:value-type="string" calcext:value-type="string">
            <text:p>Full frame camera: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anon R8 / R6 mk2</text:p>
          </table:table-cell>
          <table:table-cell office:value-type="float" office:value="6000" calcext:value-type="float">
            <text:p>6000</text:p>
          </table:table-cell>
          <table:table-cell office:value-type="float" office:value="4000" calcext:value-type="float">
            <text:p>4000</text:p>
          </table:table-cell>
          <table:table-cell office:value-type="float" office:value="0.006" calcext:value-type="float">
            <text:p>0,006</text:p>
          </table:table-cell>
          <table:table-cell table:formula="of:=[.B21]*[.C21]/1000000" office:value-type="float" office:value="24" calcext:value-type="float">
            <text:p>24,00</text:p>
          </table:table-cell>
          <table:table-cell table:formula="of:=[.B21]*[.D21]" office:value-type="float" office:value="36" calcext:value-type="float">
            <text:p>36,00</text:p>
          </table:table-cell>
          <table:table-cell table:formula="of:=[.C21]*[.D21]" office:value-type="float" office:value="24" calcext:value-type="float">
            <text:p>24,00</text:p>
          </table:table-cell>
          <table:table-cell table:formula="of:=SQRT([.F21]*[.F21]+[.G21]*[.G21])" office:value-type="float" office:value="43.2666153055679" calcext:value-type="float">
            <text:p>43,27</text:p>
          </table:table-cell>
          <table:table-cell office:value-type="float" office:value="15" calcext:value-type="float">
            <text:p>15</text:p>
          </table:table-cell>
          <table:table-cell table:formula="of:=2*DEGREES(ATAN([.F21]/2/[.I21]))" office:value-type="float" office:value="100.38885781547" calcext:value-type="float">
            <text:p>100,4</text:p>
          </table:table-cell>
          <table:table-cell table:formula="of:=2*DEGREES(ATAN([.G21]/2/[.I21]))" office:value-type="float" office:value="77.3196165081802" calcext:value-type="float">
            <text:p>77,3</text:p>
          </table:table-cell>
          <table:table-cell table:formula="of:=2*DEGREES(ATAN([.H21]/2/[.I21]))" office:value-type="float" office:value="110.527037437484" calcext:value-type="float">
            <text:p>110,5</text:p>
          </table:table-cell>
          <table:table-cell table:formula="of:=1000/[.I21]*[.F21]" office:value-type="float" office:value="2400" calcext:value-type="float">
            <text:p>2400,0</text:p>
          </table:table-cell>
          <table:table-cell table:formula="of:=1000/[.I21]*[.G21]" office:value-type="float" office:value="1600" calcext:value-type="float">
            <text:p>1600,0</text:p>
          </table:table-cell>
          <table:table-cell table:formula="of:=1000/[.I21]*[.H21]" office:value-type="float" office:value="2884.44102037119" calcext:value-type="float">
            <text:p>2884,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non R8 / R6 mk2</text:p>
          </table:table-cell>
          <table:table-cell office:value-type="float" office:value="6000" calcext:value-type="float">
            <text:p>6000</text:p>
          </table:table-cell>
          <table:table-cell office:value-type="float" office:value="4000" calcext:value-type="float">
            <text:p>4000</text:p>
          </table:table-cell>
          <table:table-cell office:value-type="float" office:value="0.006" calcext:value-type="float">
            <text:p>0,006</text:p>
          </table:table-cell>
          <table:table-cell table:formula="of:=[.B22]*[.C22]/1000000" office:value-type="float" office:value="24" calcext:value-type="float">
            <text:p>24,00</text:p>
          </table:table-cell>
          <table:table-cell table:formula="of:=[.B22]*[.D22]" office:value-type="float" office:value="36" calcext:value-type="float">
            <text:p>36,00</text:p>
          </table:table-cell>
          <table:table-cell table:formula="of:=[.C22]*[.D22]" office:value-type="float" office:value="24" calcext:value-type="float">
            <text:p>24,00</text:p>
          </table:table-cell>
          <table:table-cell table:formula="of:=SQRT([.F22]*[.F22]+[.G22]*[.G22])" office:value-type="float" office:value="43.2666153055679" calcext:value-type="float">
            <text:p>43,27</text:p>
          </table:table-cell>
          <table:table-cell office:value-type="float" office:value="20" calcext:value-type="float">
            <text:p>20</text:p>
          </table:table-cell>
          <table:table-cell table:formula="of:=2*DEGREES(ATAN([.F22]/2/[.I22]))" office:value-type="float" office:value="83.9744249916333" calcext:value-type="float">
            <text:p>84,0</text:p>
          </table:table-cell>
          <table:table-cell table:formula="of:=2*DEGREES(ATAN([.G22]/2/[.I22]))" office:value-type="float" office:value="61.927513064147" calcext:value-type="float">
            <text:p>61,9</text:p>
          </table:table-cell>
          <table:table-cell table:formula="of:=2*DEGREES(ATAN([.H22]/2/[.I22]))" office:value-type="float" office:value="94.4932135163777" calcext:value-type="float">
            <text:p>94,5</text:p>
          </table:table-cell>
          <table:table-cell table:formula="of:=1000/[.I22]*[.F22]" office:value-type="float" office:value="1800" calcext:value-type="float">
            <text:p>1800,0</text:p>
          </table:table-cell>
          <table:table-cell table:formula="of:=1000/[.I22]*[.G22]" office:value-type="float" office:value="1200" calcext:value-type="float">
            <text:p>1200,0</text:p>
          </table:table-cell>
          <table:table-cell table:formula="of:=1000/[.I22]*[.H22]" office:value-type="float" office:value="2163.33076527839" calcext:value-type="float">
            <text:p>2163,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non R8 / R6 mk2</text:p>
          </table:table-cell>
          <table:table-cell office:value-type="float" office:value="6000" calcext:value-type="float">
            <text:p>6000</text:p>
          </table:table-cell>
          <table:table-cell office:value-type="float" office:value="4000" calcext:value-type="float">
            <text:p>4000</text:p>
          </table:table-cell>
          <table:table-cell office:value-type="float" office:value="0.006" calcext:value-type="float">
            <text:p>0,006</text:p>
          </table:table-cell>
          <table:table-cell table:formula="of:=[.B23]*[.C23]/1000000" office:value-type="float" office:value="24" calcext:value-type="float">
            <text:p>24,00</text:p>
          </table:table-cell>
          <table:table-cell table:formula="of:=[.B23]*[.D23]" office:value-type="float" office:value="36" calcext:value-type="float">
            <text:p>36,00</text:p>
          </table:table-cell>
          <table:table-cell table:formula="of:=[.C23]*[.D23]" office:value-type="float" office:value="24" calcext:value-type="float">
            <text:p>24,00</text:p>
          </table:table-cell>
          <table:table-cell table:formula="of:=SQRT([.F23]*[.F23]+[.G23]*[.G23])" office:value-type="float" office:value="43.2666153055679" calcext:value-type="float">
            <text:p>43,27</text:p>
          </table:table-cell>
          <table:table-cell office:value-type="float" office:value="24" calcext:value-type="float">
            <text:p>24</text:p>
          </table:table-cell>
          <table:table-cell table:formula="of:=2*DEGREES(ATAN([.F23]/2/[.I23]))" office:value-type="float" office:value="73.739795291688" calcext:value-type="float">
            <text:p>73,7</text:p>
          </table:table-cell>
          <table:table-cell table:formula="of:=2*DEGREES(ATAN([.G23]/2/[.I23]))" office:value-type="float" office:value="53.130102354156" calcext:value-type="float">
            <text:p>53,1</text:p>
          </table:table-cell>
          <table:table-cell table:formula="of:=2*DEGREES(ATAN([.H23]/2/[.I23]))" office:value-type="float" office:value="84.0622275483946" calcext:value-type="float">
            <text:p>84,1</text:p>
          </table:table-cell>
          <table:table-cell table:formula="of:=1000/[.I23]*[.F23]" office:value-type="float" office:value="1500" calcext:value-type="float">
            <text:p>1500,0</text:p>
          </table:table-cell>
          <table:table-cell table:formula="of:=1000/[.I23]*[.G23]" office:value-type="float" office:value="1000" calcext:value-type="float">
            <text:p>1000,0</text:p>
          </table:table-cell>
          <table:table-cell table:formula="of:=1000/[.I23]*[.H23]" office:value-type="float" office:value="1802.77563773199" calcext:value-type="float">
            <text:p>1802,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non R8 / R6 mk2</text:p>
          </table:table-cell>
          <table:table-cell office:value-type="float" office:value="6000" calcext:value-type="float">
            <text:p>6000</text:p>
          </table:table-cell>
          <table:table-cell office:value-type="float" office:value="4000" calcext:value-type="float">
            <text:p>4000</text:p>
          </table:table-cell>
          <table:table-cell office:value-type="float" office:value="0.006" calcext:value-type="float">
            <text:p>0,006</text:p>
          </table:table-cell>
          <table:table-cell table:formula="of:=[.B24]*[.C24]/1000000" office:value-type="float" office:value="24" calcext:value-type="float">
            <text:p>24,00</text:p>
          </table:table-cell>
          <table:table-cell table:formula="of:=[.B24]*[.D24]" office:value-type="float" office:value="36" calcext:value-type="float">
            <text:p>36,00</text:p>
          </table:table-cell>
          <table:table-cell table:formula="of:=[.C24]*[.D24]" office:value-type="float" office:value="24" calcext:value-type="float">
            <text:p>24,00</text:p>
          </table:table-cell>
          <table:table-cell table:formula="of:=SQRT([.F24]*[.F24]+[.G24]*[.G24])" office:value-type="float" office:value="43.2666153055679" calcext:value-type="float">
            <text:p>43,27</text:p>
          </table:table-cell>
          <table:table-cell office:value-type="float" office:value="35" calcext:value-type="float">
            <text:p>35</text:p>
          </table:table-cell>
          <table:table-cell table:formula="of:=2*DEGREES(ATAN([.F24]/2/[.I24]))" office:value-type="float" office:value="54.432223114615" calcext:value-type="float">
            <text:p>54,4</text:p>
          </table:table-cell>
          <table:table-cell table:formula="of:=2*DEGREES(ATAN([.G24]/2/[.I24]))" office:value-type="float" office:value="37.8492888321025" calcext:value-type="float">
            <text:p>37,8</text:p>
          </table:table-cell>
          <table:table-cell table:formula="of:=2*DEGREES(ATAN([.H24]/2/[.I24]))" office:value-type="float" office:value="63.4399665954146" calcext:value-type="float">
            <text:p>63,4</text:p>
          </table:table-cell>
          <table:table-cell table:formula="of:=1000/[.I24]*[.F24]" office:value-type="float" office:value="1028.57142857143" calcext:value-type="float">
            <text:p>1028,6</text:p>
          </table:table-cell>
          <table:table-cell table:formula="of:=1000/[.I24]*[.G24]" office:value-type="float" office:value="685.714285714286" calcext:value-type="float">
            <text:p>685,7</text:p>
          </table:table-cell>
          <table:table-cell table:formula="of:=1000/[.I24]*[.H24]" office:value-type="float" office:value="1236.18900873051" calcext:value-type="float">
            <text:p>1236,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non R8 / R6 mk2</text:p>
          </table:table-cell>
          <table:table-cell office:value-type="float" office:value="6000" calcext:value-type="float">
            <text:p>6000</text:p>
          </table:table-cell>
          <table:table-cell office:value-type="float" office:value="4000" calcext:value-type="float">
            <text:p>4000</text:p>
          </table:table-cell>
          <table:table-cell office:value-type="float" office:value="0.006" calcext:value-type="float">
            <text:p>0,006</text:p>
          </table:table-cell>
          <table:table-cell table:formula="of:=[.B25]*[.C25]/1000000" office:value-type="float" office:value="24" calcext:value-type="float">
            <text:p>24,00</text:p>
          </table:table-cell>
          <table:table-cell table:formula="of:=[.B25]*[.D25]" office:value-type="float" office:value="36" calcext:value-type="float">
            <text:p>36,00</text:p>
          </table:table-cell>
          <table:table-cell table:formula="of:=[.C25]*[.D25]" office:value-type="float" office:value="24" calcext:value-type="float">
            <text:p>24,00</text:p>
          </table:table-cell>
          <table:table-cell table:formula="of:=SQRT([.F25]*[.F25]+[.G25]*[.G25])" office:value-type="float" office:value="43.2666153055679" calcext:value-type="float">
            <text:p>43,27</text:p>
          </table:table-cell>
          <table:table-cell office:value-type="float" office:value="50" calcext:value-type="float">
            <text:p>50</text:p>
          </table:table-cell>
          <table:table-cell table:formula="of:=2*DEGREES(ATAN([.F25]/2/[.I25]))" office:value-type="float" office:value="39.5977527090499" calcext:value-type="float">
            <text:p>39,6</text:p>
          </table:table-cell>
          <table:table-cell table:formula="of:=2*DEGREES(ATAN([.G25]/2/[.I25]))" office:value-type="float" office:value="26.9914665615916" calcext:value-type="float">
            <text:p>27,0</text:p>
          </table:table-cell>
          <table:table-cell table:formula="of:=2*DEGREES(ATAN([.H25]/2/[.I25]))" office:value-type="float" office:value="46.7930033439656" calcext:value-type="float">
            <text:p>46,8</text:p>
          </table:table-cell>
          <table:table-cell table:formula="of:=1000/[.I25]*[.F25]" office:value-type="float" office:value="720" calcext:value-type="float">
            <text:p>720,0</text:p>
          </table:table-cell>
          <table:table-cell table:formula="of:=1000/[.I25]*[.G25]" office:value-type="float" office:value="480" calcext:value-type="float">
            <text:p>480,0</text:p>
          </table:table-cell>
          <table:table-cell table:formula="of:=1000/[.I25]*[.H25]" office:value-type="float" office:value="865.332306111358" calcext:value-type="float">
            <text:p>865,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non R8 / R6 mk2</text:p>
          </table:table-cell>
          <table:table-cell office:value-type="float" office:value="6000" calcext:value-type="float">
            <text:p>6000</text:p>
          </table:table-cell>
          <table:table-cell office:value-type="float" office:value="4000" calcext:value-type="float">
            <text:p>4000</text:p>
          </table:table-cell>
          <table:table-cell office:value-type="float" office:value="0.006" calcext:value-type="float">
            <text:p>0,006</text:p>
          </table:table-cell>
          <table:table-cell table:formula="of:=[.B26]*[.C26]/1000000" office:value-type="float" office:value="24" calcext:value-type="float">
            <text:p>24,00</text:p>
          </table:table-cell>
          <table:table-cell table:formula="of:=[.B26]*[.D26]" office:value-type="float" office:value="36" calcext:value-type="float">
            <text:p>36,00</text:p>
          </table:table-cell>
          <table:table-cell table:formula="of:=[.C26]*[.D26]" office:value-type="float" office:value="24" calcext:value-type="float">
            <text:p>24,00</text:p>
          </table:table-cell>
          <table:table-cell table:formula="of:=SQRT([.F26]*[.F26]+[.G26]*[.G26])" office:value-type="float" office:value="43.2666153055679" calcext:value-type="float">
            <text:p>43,27</text:p>
          </table:table-cell>
          <table:table-cell office:value-type="float" office:value="70" calcext:value-type="float">
            <text:p>70</text:p>
          </table:table-cell>
          <table:table-cell table:formula="of:=2*DEGREES(ATAN([.F26]/2/[.I26]))" office:value-type="float" office:value="28.841546255022" calcext:value-type="float">
            <text:p>28,8</text:p>
          </table:table-cell>
          <table:table-cell table:formula="of:=2*DEGREES(ATAN([.G26]/2/[.I26]))" office:value-type="float" office:value="19.4551571028032" calcext:value-type="float">
            <text:p>19,5</text:p>
          </table:table-cell>
          <table:table-cell table:formula="of:=2*DEGREES(ATAN([.H26]/2/[.I26]))" office:value-type="float" office:value="34.3472407276403" calcext:value-type="float">
            <text:p>34,3</text:p>
          </table:table-cell>
          <table:table-cell table:formula="of:=1000/[.I26]*[.F26]" office:value-type="float" office:value="514.285714285714" calcext:value-type="float">
            <text:p>514,3</text:p>
          </table:table-cell>
          <table:table-cell table:formula="of:=1000/[.I26]*[.G26]" office:value-type="float" office:value="342.857142857143" calcext:value-type="float">
            <text:p>342,9</text:p>
          </table:table-cell>
          <table:table-cell table:formula="of:=1000/[.I26]*[.H26]" office:value-type="float" office:value="618.094504365255" calcext:value-type="float">
            <text:p>618,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non R8 / R6 mk2</text:p>
          </table:table-cell>
          <table:table-cell office:value-type="float" office:value="6000" calcext:value-type="float">
            <text:p>6000</text:p>
          </table:table-cell>
          <table:table-cell office:value-type="float" office:value="4000" calcext:value-type="float">
            <text:p>4000</text:p>
          </table:table-cell>
          <table:table-cell office:value-type="float" office:value="0.006" calcext:value-type="float">
            <text:p>0,006</text:p>
          </table:table-cell>
          <table:table-cell table:formula="of:=[.B27]*[.C27]/1000000" office:value-type="float" office:value="24" calcext:value-type="float">
            <text:p>24,00</text:p>
          </table:table-cell>
          <table:table-cell table:formula="of:=[.B27]*[.D27]" office:value-type="float" office:value="36" calcext:value-type="float">
            <text:p>36,00</text:p>
          </table:table-cell>
          <table:table-cell table:formula="of:=[.C27]*[.D27]" office:value-type="float" office:value="24" calcext:value-type="float">
            <text:p>24,00</text:p>
          </table:table-cell>
          <table:table-cell table:formula="of:=SQRT([.F27]*[.F27]+[.G27]*[.G27])" office:value-type="float" office:value="43.2666153055679" calcext:value-type="float">
            <text:p>43,27</text:p>
          </table:table-cell>
          <table:table-cell office:value-type="float" office:value="100" calcext:value-type="float">
            <text:p>100</text:p>
          </table:table-cell>
          <table:table-cell table:formula="of:=2*DEGREES(ATAN([.F27]/2/[.I27]))" office:value-type="float" office:value="20.4079474434634" calcext:value-type="float">
            <text:p>20,4</text:p>
          </table:table-cell>
          <table:table-cell table:formula="of:=2*DEGREES(ATAN([.G27]/2/[.I27]))" office:value-type="float" office:value="13.6855468252619" calcext:value-type="float">
            <text:p>13,7</text:p>
          </table:table-cell>
          <table:table-cell table:formula="of:=2*DEGREES(ATAN([.H27]/2/[.I27]))" office:value-type="float" office:value="24.4137302792302" calcext:value-type="float">
            <text:p>24,4</text:p>
          </table:table-cell>
          <table:table-cell table:formula="of:=1000/[.I27]*[.F27]" office:value-type="float" office:value="360" calcext:value-type="float">
            <text:p>360,0</text:p>
          </table:table-cell>
          <table:table-cell table:formula="of:=1000/[.I27]*[.G27]" office:value-type="float" office:value="240" calcext:value-type="float">
            <text:p>240,0</text:p>
          </table:table-cell>
          <table:table-cell table:formula="of:=1000/[.I27]*[.H27]" office:value-type="float" office:value="432.666153055679" calcext:value-type="float">
            <text:p>432,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non R8 / R6 mk2</text:p>
          </table:table-cell>
          <table:table-cell office:value-type="float" office:value="6000" calcext:value-type="float">
            <text:p>6000</text:p>
          </table:table-cell>
          <table:table-cell office:value-type="float" office:value="4000" calcext:value-type="float">
            <text:p>4000</text:p>
          </table:table-cell>
          <table:table-cell office:value-type="float" office:value="0.006" calcext:value-type="float">
            <text:p>0,006</text:p>
          </table:table-cell>
          <table:table-cell table:formula="of:=[.B28]*[.C28]/1000000" office:value-type="float" office:value="24" calcext:value-type="float">
            <text:p>24,00</text:p>
          </table:table-cell>
          <table:table-cell table:formula="of:=[.B28]*[.D28]" office:value-type="float" office:value="36" calcext:value-type="float">
            <text:p>36,00</text:p>
          </table:table-cell>
          <table:table-cell table:formula="of:=[.C28]*[.D28]" office:value-type="float" office:value="24" calcext:value-type="float">
            <text:p>24,00</text:p>
          </table:table-cell>
          <table:table-cell table:formula="of:=SQRT([.F28]*[.F28]+[.G28]*[.G28])" office:value-type="float" office:value="43.2666153055679" calcext:value-type="float">
            <text:p>43,27</text:p>
          </table:table-cell>
          <table:table-cell office:value-type="float" office:value="200" calcext:value-type="float">
            <text:p>200</text:p>
          </table:table-cell>
          <table:table-cell table:formula="of:=2*DEGREES(ATAN([.F28]/2/[.I28]))" office:value-type="float" office:value="10.2855291157685" calcext:value-type="float">
            <text:p>10,3</text:p>
          </table:table-cell>
          <table:table-cell table:formula="of:=2*DEGREES(ATAN([.G28]/2/[.I28]))" office:value-type="float" office:value="6.86726072490105" calcext:value-type="float">
            <text:p>6,9</text:p>
          </table:table-cell>
          <table:table-cell table:formula="of:=2*DEGREES(ATAN([.H28]/2/[.I28]))" office:value-type="float" office:value="12.3469684014554" calcext:value-type="float">
            <text:p>12,3</text:p>
          </table:table-cell>
          <table:table-cell table:formula="of:=1000/[.I28]*[.F28]" office:value-type="float" office:value="180" calcext:value-type="float">
            <text:p>180,0</text:p>
          </table:table-cell>
          <table:table-cell table:formula="of:=1000/[.I28]*[.G28]" office:value-type="float" office:value="120" calcext:value-type="float">
            <text:p>120,0</text:p>
          </table:table-cell>
          <table:table-cell table:formula="of:=1000/[.I28]*[.H28]" office:value-type="float" office:value="216.333076527839" calcext:value-type="float">
            <text:p>216,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non R8 / R6 mk2</text:p>
          </table:table-cell>
          <table:table-cell office:value-type="float" office:value="6000" calcext:value-type="float">
            <text:p>6000</text:p>
          </table:table-cell>
          <table:table-cell office:value-type="float" office:value="4000" calcext:value-type="float">
            <text:p>4000</text:p>
          </table:table-cell>
          <table:table-cell office:value-type="float" office:value="0.006" calcext:value-type="float">
            <text:p>0,006</text:p>
          </table:table-cell>
          <table:table-cell table:formula="of:=[.B29]*[.C29]/1000000" office:value-type="float" office:value="24" calcext:value-type="float">
            <text:p>24,00</text:p>
          </table:table-cell>
          <table:table-cell table:formula="of:=[.B29]*[.D29]" office:value-type="float" office:value="36" calcext:value-type="float">
            <text:p>36,00</text:p>
          </table:table-cell>
          <table:table-cell table:formula="of:=[.C29]*[.D29]" office:value-type="float" office:value="24" calcext:value-type="float">
            <text:p>24,00</text:p>
          </table:table-cell>
          <table:table-cell table:formula="of:=SQRT([.F29]*[.F29]+[.G29]*[.G29])" office:value-type="float" office:value="43.2666153055679" calcext:value-type="float">
            <text:p>43,27</text:p>
          </table:table-cell>
          <table:table-cell office:value-type="float" office:value="300" calcext:value-type="float">
            <text:p>300</text:p>
          </table:table-cell>
          <table:table-cell table:formula="of:=2*DEGREES(ATAN([.F29]/2/[.I29]))" office:value-type="float" office:value="6.86726072490105" calcext:value-type="float">
            <text:p>6,9</text:p>
          </table:table-cell>
          <table:table-cell table:formula="of:=2*DEGREES(ATAN([.G29]/2/[.I29]))" office:value-type="float" office:value="4.58122008527706" calcext:value-type="float">
            <text:p>4,6</text:p>
          </table:table-cell>
          <table:table-cell table:formula="of:=2*DEGREES(ATAN([.H29]/2/[.I29]))" office:value-type="float" office:value="8.24903627972577" calcext:value-type="float">
            <text:p>8,2</text:p>
          </table:table-cell>
          <table:table-cell table:formula="of:=1000/[.I29]*[.F29]" office:value-type="float" office:value="120" calcext:value-type="float">
            <text:p>120,0</text:p>
          </table:table-cell>
          <table:table-cell table:formula="of:=1000/[.I29]*[.G29]" office:value-type="float" office:value="80" calcext:value-type="float">
            <text:p>80,0</text:p>
          </table:table-cell>
          <table:table-cell table:formula="of:=1000/[.I29]*[.H29]" office:value-type="float" office:value="144.22205101856" calcext:value-type="float">
            <text:p>144,2</text:p>
          </table:table-cell>
          <table:table-cell table:number-columns-repeated="2"/>
        </table:table-row>
        <table:table-row table:style-name="ro1">
          <table:table-cell table:number-columns-repeated="17"/>
        </table:table-row>
        <table:table-row table:style-name="ro1">
          <table:table-cell table:style-name="ce1" office:value-type="string" calcext:value-type="string">
            <text:p>Thermal cameras: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Zeiss DTI 1/19</text:p>
          </table:table-cell>
          <table:table-cell office:value-type="float" office:value="384" calcext:value-type="float">
            <text:p>384</text:p>
          </table:table-cell>
          <table:table-cell office:value-type="float" office:value="288" calcext:value-type="float">
            <text:p>288</text:p>
          </table:table-cell>
          <table:table-cell office:value-type="float" office:value="0.012" calcext:value-type="float">
            <text:p>0,012</text:p>
          </table:table-cell>
          <table:table-cell table:formula="of:=[.B32]*[.C32]/1000000" office:value-type="float" office:value="0.110592" calcext:value-type="float">
            <text:p>0,11</text:p>
          </table:table-cell>
          <table:table-cell table:formula="of:=[.B32]*[.D32]" office:value-type="float" office:value="4.608" calcext:value-type="float">
            <text:p>4,61</text:p>
          </table:table-cell>
          <table:table-cell table:formula="of:=[.C32]*[.D32]" office:value-type="float" office:value="3.456" calcext:value-type="float">
            <text:p>3,46</text:p>
          </table:table-cell>
          <table:table-cell table:formula="of:=SQRT([.F32]*[.F32]+[.G32]*[.G32])" office:value-type="float" office:value="5.76" calcext:value-type="float">
            <text:p>5,76</text:p>
          </table:table-cell>
          <table:table-cell office:value-type="float" office:value="19" calcext:value-type="float">
            <text:p>19</text:p>
          </table:table-cell>
          <table:table-cell table:formula="of:=2*DEGREES(ATAN([.F32]/2/[.I32]))" office:value-type="float" office:value="13.8282178936093" calcext:value-type="float">
            <text:p>13,8</text:p>
          </table:table-cell>
          <table:table-cell table:formula="of:=2*DEGREES(ATAN([.G32]/2/[.I32]))" office:value-type="float" office:value="10.393208127112" calcext:value-type="float">
            <text:p>10,4</text:p>
          </table:table-cell>
          <table:table-cell table:formula="of:=2*DEGREES(ATAN([.H32]/2/[.I32]))" office:value-type="float" office:value="17.2384427081397" calcext:value-type="float">
            <text:p>17,2</text:p>
          </table:table-cell>
          <table:table-cell table:formula="of:=1000/[.I32]*[.F32]" office:value-type="float" office:value="242.526315789474" calcext:value-type="float">
            <text:p>242,5</text:p>
          </table:table-cell>
          <table:table-cell table:formula="of:=1000/[.I32]*[.G32]" office:value-type="float" office:value="181.894736842105" calcext:value-type="float">
            <text:p>181,9</text:p>
          </table:table-cell>
          <table:table-cell table:formula="of:=1000/[.I32]*[.H32]" office:value-type="float" office:value="303.157894736842" calcext:value-type="float">
            <text:p>303,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eiss DTI 1/25</text:p>
          </table:table-cell>
          <table:table-cell office:value-type="float" office:value="384" calcext:value-type="float">
            <text:p>384</text:p>
          </table:table-cell>
          <table:table-cell office:value-type="float" office:value="288" calcext:value-type="float">
            <text:p>288</text:p>
          </table:table-cell>
          <table:table-cell office:value-type="float" office:value="0.012" calcext:value-type="float">
            <text:p>0,012</text:p>
          </table:table-cell>
          <table:table-cell table:formula="of:=[.B33]*[.C33]/1000000" office:value-type="float" office:value="0.110592" calcext:value-type="float">
            <text:p>0,11</text:p>
          </table:table-cell>
          <table:table-cell table:formula="of:=[.B33]*[.D33]" office:value-type="float" office:value="4.608" calcext:value-type="float">
            <text:p>4,61</text:p>
          </table:table-cell>
          <table:table-cell table:formula="of:=[.C33]*[.D33]" office:value-type="float" office:value="3.456" calcext:value-type="float">
            <text:p>3,46</text:p>
          </table:table-cell>
          <table:table-cell table:formula="of:=SQRT([.F33]*[.F33]+[.G33]*[.G33])" office:value-type="float" office:value="5.76" calcext:value-type="float">
            <text:p>5,76</text:p>
          </table:table-cell>
          <table:table-cell office:value-type="float" office:value="25" calcext:value-type="float">
            <text:p>25</text:p>
          </table:table-cell>
          <table:table-cell table:formula="of:=2*DEGREES(ATAN([.F33]/2/[.I33]))" office:value-type="float" office:value="10.5310103847957" calcext:value-type="float">
            <text:p>10,5</text:p>
          </table:table-cell>
          <table:table-cell table:formula="of:=2*DEGREES(ATAN([.G33]/2/[.I33]))" office:value-type="float" office:value="7.90799089283275" calcext:value-type="float">
            <text:p>7,9</text:p>
          </table:table-cell>
          <table:table-cell table:formula="of:=2*DEGREES(ATAN([.H33]/2/[.I33]))" office:value-type="float" office:value="13.1430114606491" calcext:value-type="float">
            <text:p>13,1</text:p>
          </table:table-cell>
          <table:table-cell table:formula="of:=1000/[.I33]*[.F33]" office:value-type="float" office:value="184.32" calcext:value-type="float">
            <text:p>184,3</text:p>
          </table:table-cell>
          <table:table-cell table:formula="of:=1000/[.I33]*[.G33]" office:value-type="float" office:value="138.24" calcext:value-type="float">
            <text:p>138,2</text:p>
          </table:table-cell>
          <table:table-cell table:formula="of:=1000/[.I33]*[.H33]" office:value-type="float" office:value="230.4" calcext:value-type="float">
            <text:p>230,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PDON TC001</text:p>
          </table:table-cell>
          <table:table-cell office:value-type="float" office:value="256" calcext:value-type="float">
            <text:p>256</text:p>
          </table:table-cell>
          <table:table-cell office:value-type="float" office:value="192" calcext:value-type="float">
            <text:p>192</text:p>
          </table:table-cell>
          <table:table-cell office:value-type="float" office:value="0.012" calcext:value-type="float">
            <text:p>0,012</text:p>
          </table:table-cell>
          <table:table-cell table:formula="of:=[.B34]*[.C34]/1000000" office:value-type="float" office:value="0.049152" calcext:value-type="float">
            <text:p>0,05</text:p>
          </table:table-cell>
          <table:table-cell table:formula="of:=[.B34]*[.D34]" office:value-type="float" office:value="3.072" calcext:value-type="float">
            <text:p>3,07</text:p>
          </table:table-cell>
          <table:table-cell table:formula="of:=[.C34]*[.D34]" office:value-type="float" office:value="2.304" calcext:value-type="float">
            <text:p>2,30</text:p>
          </table:table-cell>
          <table:table-cell table:formula="of:=SQRT([.F34]*[.F34]+[.G34]*[.G34])" office:value-type="float" office:value="3.84" calcext:value-type="float">
            <text:p>3,84</text:p>
          </table:table-cell>
          <table:table-cell office:value-type="float" office:value="3.2" calcext:value-type="float">
            <text:p>3,2</text:p>
          </table:table-cell>
          <table:table-cell table:formula="of:=2*DEGREES(ATAN([.F34]/2/[.I34]))" office:value-type="float" office:value="51.2820116486106" calcext:value-type="float">
            <text:p>51,3</text:p>
          </table:table-cell>
          <table:table-cell table:formula="of:=2*DEGREES(ATAN([.G34]/2/[.I34]))" office:value-type="float" office:value="39.5977527090499" calcext:value-type="float">
            <text:p>39,6</text:p>
          </table:table-cell>
          <table:table-cell table:formula="of:=2*DEGREES(ATAN([.H34]/2/[.I34]))" office:value-type="float" office:value="61.927513064147" calcext:value-type="float">
            <text:p>61,9</text:p>
          </table:table-cell>
          <table:table-cell table:formula="of:=1000/[.I34]*[.F34]" office:value-type="float" office:value="960" calcext:value-type="float">
            <text:p>960,0</text:p>
          </table:table-cell>
          <table:table-cell table:formula="of:=1000/[.I34]*[.G34]" office:value-type="float" office:value="720" calcext:value-type="float">
            <text:p>720,0</text:p>
          </table:table-cell>
          <table:table-cell table:formula="of:=1000/[.I34]*[.H34]" office:value-type="float" office:value="1200" calcext:value-type="float">
            <text:p>1200,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PDON TC004</text:p>
          </table:table-cell>
          <table:table-cell office:value-type="float" office:value="256" calcext:value-type="float">
            <text:p>256</text:p>
          </table:table-cell>
          <table:table-cell office:value-type="float" office:value="192" calcext:value-type="float">
            <text:p>192</text:p>
          </table:table-cell>
          <table:table-cell office:value-type="float" office:value="0.012" calcext:value-type="float">
            <text:p>0,012</text:p>
          </table:table-cell>
          <table:table-cell table:formula="of:=[.B35]*[.C35]/1000000" office:value-type="float" office:value="0.049152" calcext:value-type="float">
            <text:p>0,05</text:p>
          </table:table-cell>
          <table:table-cell table:formula="of:=[.B35]*[.D35]" office:value-type="float" office:value="3.072" calcext:value-type="float">
            <text:p>3,07</text:p>
          </table:table-cell>
          <table:table-cell table:formula="of:=[.C35]*[.D35]" office:value-type="float" office:value="2.304" calcext:value-type="float">
            <text:p>2,30</text:p>
          </table:table-cell>
          <table:table-cell table:formula="of:=SQRT([.F35]*[.F35]+[.G35]*[.G35])" office:value-type="float" office:value="3.84" calcext:value-type="float">
            <text:p>3,84</text:p>
          </table:table-cell>
          <table:table-cell office:value-type="float" office:value="13" calcext:value-type="float">
            <text:p>13</text:p>
          </table:table-cell>
          <table:table-cell table:formula="of:=2*DEGREES(ATAN([.F35]/2/[.I35]))" office:value-type="float" office:value="13.476950979674" calcext:value-type="float">
            <text:p>13,5</text:p>
          </table:table-cell>
          <table:table-cell table:formula="of:=2*DEGREES(ATAN([.G35]/2/[.I35]))" office:value-type="float" office:value="10.1281193831509" calcext:value-type="float">
            <text:p>10,1</text:p>
          </table:table-cell>
          <table:table-cell table:formula="of:=2*DEGREES(ATAN([.H35]/2/[.I35]))" office:value-type="float" office:value="16.8028210355228" calcext:value-type="float">
            <text:p>16,8</text:p>
          </table:table-cell>
          <table:table-cell table:formula="of:=1000/[.I35]*[.F35]" office:value-type="float" office:value="236.307692307692" calcext:value-type="float">
            <text:p>236,3</text:p>
          </table:table-cell>
          <table:table-cell table:formula="of:=1000/[.I35]*[.G35]" office:value-type="float" office:value="177.230769230769" calcext:value-type="float">
            <text:p>177,2</text:p>
          </table:table-cell>
          <table:table-cell table:formula="of:=1000/[.I35]*[.H35]" office:value-type="float" office:value="295.384615384615" calcext:value-type="float">
            <text:p>295,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PDON TC005</text:p>
          </table:table-cell>
          <table:table-cell office:value-type="float" office:value="384" calcext:value-type="float">
            <text:p>384</text:p>
          </table:table-cell>
          <table:table-cell office:value-type="float" office:value="288" calcext:value-type="float">
            <text:p>288</text:p>
          </table:table-cell>
          <table:table-cell office:value-type="float" office:value="0.012" calcext:value-type="float">
            <text:p>0,012</text:p>
          </table:table-cell>
          <table:table-cell table:formula="of:=[.B36]*[.C36]/1000000" office:value-type="float" office:value="0.110592" calcext:value-type="float">
            <text:p>0,11</text:p>
          </table:table-cell>
          <table:table-cell table:formula="of:=[.B36]*[.D36]" office:value-type="float" office:value="4.608" calcext:value-type="float">
            <text:p>4,61</text:p>
          </table:table-cell>
          <table:table-cell table:formula="of:=[.C36]*[.D36]" office:value-type="float" office:value="3.456" calcext:value-type="float">
            <text:p>3,46</text:p>
          </table:table-cell>
          <table:table-cell table:formula="of:=SQRT([.F36]*[.F36]+[.G36]*[.G36])" office:value-type="float" office:value="5.76" calcext:value-type="float">
            <text:p>5,76</text:p>
          </table:table-cell>
          <table:table-cell office:value-type="float" office:value="35" calcext:value-type="float">
            <text:p>35</text:p>
          </table:table-cell>
          <table:table-cell table:formula="of:=2*DEGREES(ATAN([.F36]/2/[.I36]))" office:value-type="float" office:value="7.5325306816788" calcext:value-type="float">
            <text:p>7,5</text:p>
          </table:table-cell>
          <table:table-cell table:formula="of:=2*DEGREES(ATAN([.G36]/2/[.I36]))" office:value-type="float" office:value="5.65295885250994" calcext:value-type="float">
            <text:p>5,7</text:p>
          </table:table-cell>
          <table:table-cell table:formula="of:=2*DEGREES(ATAN([.H36]/2/[.I36]))" office:value-type="float" office:value="9.40805270661222" calcext:value-type="float">
            <text:p>9,4</text:p>
          </table:table-cell>
          <table:table-cell table:formula="of:=1000/[.I36]*[.F36]" office:value-type="float" office:value="131.657142857143" calcext:value-type="float">
            <text:p>131,7</text:p>
          </table:table-cell>
          <table:table-cell table:formula="of:=1000/[.I36]*[.G36]" office:value-type="float" office:value="98.7428571428572" calcext:value-type="float">
            <text:p>98,7</text:p>
          </table:table-cell>
          <table:table-cell table:formula="of:=1000/[.I36]*[.H36]" office:value-type="float" office:value="164.571428571429" calcext:value-type="float">
            <text:p>164,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PDON TS001</text:p>
          </table:table-cell>
          <table:table-cell office:value-type="float" office:value="256" calcext:value-type="float">
            <text:p>256</text:p>
          </table:table-cell>
          <table:table-cell office:value-type="float" office:value="192" calcext:value-type="float">
            <text:p>192</text:p>
          </table:table-cell>
          <table:table-cell office:value-type="float" office:value="0.012" calcext:value-type="float">
            <text:p>0,012</text:p>
          </table:table-cell>
          <table:table-cell table:formula="of:=[.B37]*[.C37]/1000000" office:value-type="float" office:value="0.049152" calcext:value-type="float">
            <text:p>0,05</text:p>
          </table:table-cell>
          <table:table-cell table:formula="of:=[.B37]*[.D37]" office:value-type="float" office:value="3.072" calcext:value-type="float">
            <text:p>3,07</text:p>
          </table:table-cell>
          <table:table-cell table:formula="of:=[.C37]*[.D37]" office:value-type="float" office:value="2.304" calcext:value-type="float">
            <text:p>2,30</text:p>
          </table:table-cell>
          <table:table-cell table:formula="of:=SQRT([.F37]*[.F37]+[.G37]*[.G37])" office:value-type="float" office:value="3.84" calcext:value-type="float">
            <text:p>3,84</text:p>
          </table:table-cell>
          <table:table-cell office:value-type="float" office:value="9" calcext:value-type="float">
            <text:p>9</text:p>
          </table:table-cell>
          <table:table-cell table:formula="of:=2*DEGREES(ATAN([.F37]/2/[.I37]))" office:value-type="float" office:value="19.3703310327052" calcext:value-type="float">
            <text:p>19,4</text:p>
          </table:table-cell>
          <table:table-cell table:formula="of:=2*DEGREES(ATAN([.G37]/2/[.I37]))" office:value-type="float" office:value="14.5883926170817" calcext:value-type="float">
            <text:p>14,6</text:p>
          </table:table-cell>
          <table:table-cell table:formula="of:=2*DEGREES(ATAN([.H37]/2/[.I37]))" office:value-type="float" office:value="24.08515028577" calcext:value-type="float">
            <text:p>24,1</text:p>
          </table:table-cell>
          <table:table-cell table:formula="of:=1000/[.I37]*[.F37]" office:value-type="float" office:value="341.333333333333" calcext:value-type="float">
            <text:p>341,3</text:p>
          </table:table-cell>
          <table:table-cell table:formula="of:=1000/[.I37]*[.G37]" office:value-type="float" office:value="256" calcext:value-type="float">
            <text:p>256,0</text:p>
          </table:table-cell>
          <table:table-cell table:formula="of:=1000/[.I37]*[.H37]" office:value-type="float" office:value="426.666666666667" calcext:value-type="float">
            <text:p>426,7</text:p>
          </table:table-cell>
          <table:table-cell table:number-columns-repeated="2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table:style-name="ce1" office:value-type="string" calcext:value-type="string">
            <text:p>Instruction: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Enter Pixels-H, Pixels-V, Pixel-size and Focal length. The rest is calculated.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H = Horizontal, V = Vertical and D = Diagonal.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FoV-H (deg) can be used when looking for infrared LED with matching illuminated angle.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ull-frame cameras can be used for color photos with flash.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Thermal cameras can be useful when searching for roosts, etc.</text:p>
          </table:table-cell>
          <table:table-cell table:number-columns-repeated="16"/>
        </table:table-row>
        <table:table-row table:style-name="ro1" table:number-rows-repeated="1048529">
          <table:table-cell table:number-columns-repeated="17"/>
        </table:table-row>
        <table:table-row table:style-name="ro1"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sv" fo:country="SE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13">0000-00-00</text:date>, <text:time style:data-style-name="N2" text:time-value="09:35:49.97781499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5-02-10T15:44:21.963233044</meta:creation-date>
    <dc:date>2025-02-13T10:32:43.562851937</dc:date>
    <meta:editing-duration>PT1H38M50S</meta:editing-duration>
    <meta:editing-cycles>6</meta:editing-cycles>
    <meta:generator>LibreOffice/7.2.5.2$MacOSX_AARCH64 LibreOffice_project/499f9727c189e6ef3471021d6132d4c694f357e5</meta:generator>
    <meta:document-statistic meta:table-count="1" meta:cell-count="429" meta:object-count="0"/>
  </office:meta>
</office:document-meta>
</file>